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굴림체" svg:font-family="굴림체" style:font-family-generic="modern"/>
    <style:font-face style:name="바탕체" svg:font-family="바탕체" style:font-family-generic="roman"/>
    <style:font-face style:name="굴림" svg:font-family="굴림, Gulim" style:font-family-generic="modern" style:font-pitch="variable"/>
    <style:font-face style:name="맑은 고딕" svg:font-family="'맑은 고딕'" style:font-family-generic="modern" style:font-pitch="variable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7.05cm" fo:margin-left="-0.058cm" table:align="left" style:writing-mode="lr-tb"/>
    </style:style>
    <style:style style:name="표1.A" style:family="table-column">
      <style:table-column-properties style:column-width="8.467cm"/>
    </style:style>
    <style:style style:name="표1.B" style:family="table-column">
      <style:table-column-properties style:column-width="8.583cm"/>
    </style:style>
    <style:style style:name="표1.1" style:family="table-row">
      <style:table-row-properties style:min-row-height="0.691cm" style:keep-together="true" fo:keep-together="auto"/>
    </style:style>
    <style:style style:name="표1.A1" style:family="table-cell">
      <style:table-cell-properties style:vertical-align="middle" fo:background-color="#c0c0c0" fo:padding-left="0.049cm" fo:padding-right="0.049cm" fo:padding-top="0cm" fo:padding-bottom="0cm" fo:border-left="0.018cm solid #000000" fo:border-right="none" fo:border-top="0.018cm solid #000000" fo:border-bottom="0.035cm solid #000000" style:writing-mode="lr-tb">
        <style:background-image/>
      </style:table-cell-properties>
    </style:style>
    <style:style style:name="표1.B1" style:family="table-cell">
      <style:table-cell-properties style:vertical-align="middle" fo:background-color="#c0c0c0" fo:padding="0cm" fo:border-left="0.018cm solid #000000" fo:border-right="0.018cm solid #000000" fo:border-top="0.018cm solid #000000" fo:border-bottom="0.035cm solid #000000" style:writing-mode="lr-tb">
        <style:background-image/>
      </style:table-cell-properties>
    </style:style>
    <style:style style:name="표1.A2" style:family="table-cell">
      <style:table-cell-properties style:vertical-align="middle" fo:padding-left="0.049cm" fo:padding-right="0.049cm" fo:padding-top="0cm" fo:padding-bottom="0cm" fo:border-left="0.018cm solid #000000" fo:border-right="none" fo:border-top="0.035cm solid #000000" fo:border-bottom="0.018cm solid #000000" style:writing-mode="lr-tb"/>
    </style:style>
    <style:style style:name="표1.B2" style:family="table-cell">
      <style:table-cell-properties style:vertical-align="middle" fo:padding="0cm" fo:border-left="0.018cm solid #000000" fo:border-right="0.018cm solid #000000" fo:border-top="0.035cm solid #000000" fo:border-bottom="0.018cm solid #000000" style:writing-mode="lr-tb"/>
    </style:style>
    <style:style style:name="표2" style:family="table">
      <style:table-properties style:width="17.041cm" fo:margin-left="-0.161cm" fo:margin-right="0.12cm" table:align="margins" style:writing-mode="lr-tb"/>
    </style:style>
    <style:style style:name="표2.A" style:family="table-column">
      <style:table-column-properties style:column-width="5.267cm" style:rel-column-width="2986*"/>
    </style:style>
    <style:style style:name="표2.B" style:family="table-column">
      <style:table-column-properties style:column-width="3.2cm" style:rel-column-width="1814*"/>
    </style:style>
    <style:style style:name="표2.D" style:family="table-column">
      <style:table-column-properties style:column-width="3.307cm" style:rel-column-width="1875*"/>
    </style:style>
    <style:style style:name="표2.1" style:family="table-row">
      <style:table-row-properties style:min-row-height="0.794cm" style:keep-together="true" fo:keep-together="auto"/>
    </style:style>
    <style:style style:name="표2.A1" style:family="table-cell">
      <style:table-cell-properties style:vertical-align="middle" fo:background-color="#c0c0c0" fo:padding-left="0.175cm" fo:padding-right="0.175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표2.B1" style:family="table-cell">
      <style:table-cell-properties style:vertical-align="middle" fo:background-color="#c0c0c0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표2.D1" style:family="table-cell">
      <style:table-cell-properties style:vertical-align="middle" fo:background-color="#c0c0c0" fo:padding="0cm" fo:border="0.018cm solid #000000" style:writing-mode="lr-tb">
        <style:background-image/>
      </style:table-cell-properties>
    </style:style>
    <style:style style:name="표2.A2" style:family="table-cell">
      <style:table-cell-properties style:vertical-align="middle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표2.B2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표2.D2" style:family="table-cell">
      <style:table-cell-properties style:vertical-align="middle" fo:padding="0cm" fo:border="0.018cm solid #000000" style:writing-mode="lr-tb"/>
    </style:style>
    <style:style style:name="표3" style:family="table">
      <style:table-properties style:width="17.286cm" fo:margin-left="-0.175cm" table:align="left" style:writing-mode="lr-tb"/>
    </style:style>
    <style:style style:name="표3.A" style:family="table-column">
      <style:table-column-properties style:column-width="3.173cm"/>
    </style:style>
    <style:style style:name="표3.B" style:family="table-column">
      <style:table-column-properties style:column-width="14.113cm"/>
    </style:style>
    <style:style style:name="표3.1" style:family="table-row">
      <style:table-row-properties style:keep-together="true" fo:keep-together="auto"/>
    </style:style>
    <style:style style:name="표3.A1" style:family="table-cell">
      <style:table-cell-properties style:vertical-align="top" fo:padding-left="0.175cm" fo:padding-right="0.175cm" fo:padding-top="0cm" fo:padding-bottom="0cm" fo:border="none" style:writing-mode="lr-tb"/>
    </style:style>
    <style:style style:name="표3.B1" style:family="table-cell">
      <style:table-cell-properties style:vertical-align="top" fo:padding="0cm" fo:border="none" style:writing-mode="lr-tb"/>
    </style:style>
    <style:style style:name="표4" style:family="table">
      <style:table-properties style:width="17.36cm" fo:margin-left="-0.058cm" table:align="left" style:writing-mode="lr-tb"/>
    </style:style>
    <style:style style:name="표4.A" style:family="table-column">
      <style:table-column-properties style:column-width="1.755cm"/>
    </style:style>
    <style:style style:name="표4.B" style:family="table-column">
      <style:table-column-properties style:column-width="3.194cm"/>
    </style:style>
    <style:style style:name="표4.C" style:family="table-column">
      <style:table-column-properties style:column-width="2.307cm"/>
    </style:style>
    <style:style style:name="표4.D" style:family="table-column">
      <style:table-column-properties style:column-width="6.876cm"/>
    </style:style>
    <style:style style:name="표4.E" style:family="table-column">
      <style:table-column-properties style:column-width="3.228cm"/>
    </style:style>
    <style:style style:name="표4.1" style:family="table-row">
      <style:table-row-properties style:min-row-height="0.691cm" style:keep-together="true" fo:keep-together="auto"/>
    </style:style>
    <style:style style:name="표4.A1" style:family="table-cell">
      <style:table-cell-properties style:vertical-align="middle" fo:background-color="#c0c0c0" fo:padding-left="0.049cm" fo:padding-right="0.049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표4.B1" style:family="table-cell">
      <style:table-cell-properties style:vertical-align="middle" fo:background-color="#c0c0c0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표4.E1" style:family="table-cell">
      <style:table-cell-properties style:vertical-align="middle" fo:background-color="#c0c0c0" fo:padding="0cm" fo:border="0.018cm solid #000000" style:writing-mode="lr-tb">
        <style:background-image/>
      </style:table-cell-properties>
    </style:style>
    <style:style style:name="표4.2" style:family="table-row">
      <style:table-row-properties style:min-row-height="0.721cm" style:keep-together="true" fo:keep-together="auto"/>
    </style:style>
    <style:style style:name="표4.A2" style:family="table-cell">
      <style:table-cell-properties style:vertical-align="middle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표4.B2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표4.E2" style:family="table-cell">
      <style:table-cell-properties style:vertical-align="middle" fo:padding="0cm" fo:border="0.018cm solid #000000" style:writing-mode="lr-tb"/>
    </style:style>
    <style:style style:name="P1" style:family="paragraph" style:parent-style-name="Standard">
      <style:paragraph-properties style:text-autospace="ideograph-alpha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Times New Roman" fo:language="zxx" fo:country="none" style:font-name-asian="바탕체" style:language-asian="ar" style:country-asian="SA" style:font-name-complex="Times New Roman"/>
    </style:style>
    <style:style style:name="P2" style:family="paragraph" style:parent-style-name="Standard">
      <style:paragraph-properties style:text-autospace="ideograph-alpha"/>
      <style:text-properties fo:color="#000000" style:font-name="Times New Roman" style:font-name-asian="바탕체" style:font-name-complex="Times New Roman"/>
    </style:style>
    <style:style style:name="P3" style:family="paragraph" style:parent-style-name="Standard">
      <style:paragraph-properties fo:text-align="start" style:justify-single-word="false" style:text-autospace="ideograph-alpha"/>
      <style:text-properties fo:color="#000000" style:font-name="Times New Roman" style:font-name-asian="바탕체" style:font-name-complex="Times New Roman"/>
    </style:style>
    <style:style style:name="P4" style:family="paragraph" style:parent-style-name="Standard">
      <style:paragraph-properties style:text-autospace="ideograph-alpha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Times New Roman" style:font-name-asian="바탕체" style:language-asian="ar" style:country-asian="SA" style:font-name-complex="Times New Roman"/>
    </style:style>
    <style:style style:name="P5" style:family="paragraph" style:parent-style-name="Standard">
      <style:paragraph-properties fo:text-align="start" style:justify-single-word="false" style:text-autospace="ideograph-alpha"/>
      <style:text-properties fo:color="#000000" style:font-name="Times New Roman" style:font-name-asian="바탕체" style:language-asian="ar" style:country-asian="SA" style:font-name-complex="Times New Roman"/>
    </style:style>
    <style:style style:name="P6" style:family="paragraph" style:parent-style-name="Standard">
      <style:paragraph-properties style:text-autospace="ideograph-alpha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Times New Roman" fo:font-size="8pt" fo:language="zxx" fo:country="none" style:font-name-asian="바탕체" style:font-size-asian="8pt" style:language-asian="ar" style:country-asian="SA" style:font-name-complex="Times New Roman"/>
    </style:style>
    <style:style style:name="P7" style:family="paragraph" style:parent-style-name="Standard">
      <style:paragraph-properties fo:text-align="center" style:justify-single-word="false" style:text-autospace="ideograph-alpha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굴림체" fo:font-size="15pt" style:font-name-asian="굴림체" style:font-size-asian="15pt" style:language-asian="ar" style:country-asian="SA" style:font-name-complex="굴림체"/>
    </style:style>
    <style:style style:name="P8" style:family="paragraph" style:parent-style-name="Standard">
      <style:paragraph-properties fo:text-align="center" style:justify-single-word="false" style:text-autospace="ideograph-alpha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굴림체" fo:font-size="9pt" style:font-name-asian="굴림체" style:font-size-asian="9pt" style:language-asian="ar" style:country-asian="SA" style:font-name-complex="굴림체"/>
    </style:style>
    <style:style style:name="P9" style:family="paragraph" style:parent-style-name="Standard">
      <style:paragraph-properties fo:line-height="0.6cm" style:text-autospace="ideograph-alpha"/>
      <style:text-properties fo:color="#000000" style:font-name="굴림체" fo:font-size="9pt" fo:font-weight="bold" style:font-name-asian="굴림체" style:font-size-asian="9pt" style:language-asian="ar" style:country-asian="SA" style:font-weight-asian="bold" style:font-name-complex="굴림체"/>
    </style:style>
    <style:style style:name="P10" style:family="paragraph" style:parent-style-name="Standard">
      <style:paragraph-properties fo:text-align="center" style:justify-single-word="false" style:text-autospace="ideograph-alpha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굴림체" style:font-name-asian="바탕체" style:font-name-complex="굴림체"/>
    </style:style>
    <style:style style:name="P11" style:family="paragraph" style:parent-style-name="Standard">
      <style:paragraph-properties fo:text-align="center" style:justify-single-word="false" style:text-autospace="ideograph-alpha"/>
      <style:text-properties fo:color="#000000" style:font-name="굴림체" fo:font-weight="bold" style:font-name-asian="굴림체" style:language-asian="ar" style:country-asian="SA" style:font-weight-asian="bold" style:font-name-complex="굴림체"/>
    </style:style>
    <style:style style:name="P12" style:family="paragraph" style:parent-style-name="Standard">
      <style:paragraph-properties fo:text-align="center" style:justify-single-word="false" style:text-autospace="ideograph-alpha"/>
      <style:text-properties fo:color="#000000" style:font-name="굴림체" style:font-name-asian="굴림체" style:language-asian="ar" style:country-asian="SA" style:font-name-complex="굴림체"/>
    </style:style>
    <style:style style:name="P13" style:family="paragraph" style:parent-style-name="Standard">
      <style:paragraph-properties fo:text-align="center" style:justify-single-word="false" style:text-autospace="ideograph-alpha" style:snap-to-layout-grid="false"/>
      <style:text-properties fo:color="#000000" style:font-name="굴림체" style:font-name-asian="굴림체" style:language-asian="ar" style:country-asian="SA" style:font-name-complex="굴림체"/>
    </style:style>
    <style:style style:name="P14" style:family="paragraph" style:parent-style-name="Standard">
      <style:paragraph-properties style:text-autospace="ideograph-alpha"/>
      <style:text-properties fo:color="#000000" style:font-name="굴림체" style:font-name-asian="굴림체" style:language-asian="ar" style:country-asian="SA" style:font-name-complex="굴림체"/>
    </style:style>
    <style:style style:name="P15" style:family="paragraph" style:parent-style-name="Standard">
      <style:paragraph-properties style:text-autospace="ideograph-alpha" style:snap-to-layout-grid="false"/>
      <style:text-properties fo:color="#000000" style:font-name="굴림체" style:font-name-asian="굴림체" style:language-asian="ar" style:country-asian="SA" style:font-name-complex="굴림체"/>
    </style:style>
    <style:style style:name="P16" style:family="paragraph" style:parent-style-name="Standard">
      <style:paragraph-properties style:text-autospace="ideograph-alpha" style:snap-to-layout-grid="false"/>
      <style:text-properties fo:color="#000000" style:font-name="굴림체" style:font-name-asian="굴림체" style:font-name-complex="굴림체"/>
    </style:style>
    <style:style style:name="P17" style:family="paragraph" style:parent-style-name="Standard">
      <style:paragraph-properties fo:text-align="center" style:justify-single-word="false" style:text-autospace="ideograph-alpha" style:snap-to-layout-grid="false"/>
      <style:text-properties fo:color="#000000" style:font-name="굴림체" style:font-name-asian="굴림체" style:language-asian="ko" style:country-asian="KR" style:font-name-complex="굴림체"/>
    </style:style>
    <style:style style:name="P18" style:family="paragraph" style:parent-style-name="Standard">
      <style:paragraph-properties style:text-autospace="ideograph-alpha" style:snap-to-layout-grid="false"/>
      <style:text-properties fo:color="#000000" style:font-name="굴림체" style:font-name-asian="굴림체" style:language-asian="ko" style:country-asian="KR" style:font-name-complex="굴림체"/>
    </style:style>
    <style:style style:name="P19" style:family="paragraph" style:parent-style-name="Standard">
      <style:paragraph-properties fo:line-height="0.6cm" style:text-autospace="ideograph-alpha"/>
      <style:text-properties fo:color="#000000" style:font-name="굴림" fo:font-size="11pt" style:font-name-asian="굴림" style:font-size-asian="11pt" style:language-asian="ar" style:country-asian="SA" style:font-name-complex="굴림"/>
    </style:style>
    <style:style style:name="P20" style:family="paragraph" style:parent-style-name="Standard">
      <style:paragraph-properties style:text-autospace="ideograph-alpha"/>
      <style:text-properties fo:color="#000000" style:font-name="굴림" fo:font-size="11pt" style:font-name-asian="굴림" style:font-size-asian="11pt" style:language-asian="ar" style:country-asian="SA" style:font-name-complex="굴림"/>
    </style:style>
    <style:style style:name="P21" style:family="paragraph" style:parent-style-name="Standard">
      <style:paragraph-properties fo:text-align="center" style:justify-single-word="false" style:text-autospace="ideograph-alpha"/>
      <style:text-properties fo:color="#000000" style:font-name="굴림" fo:font-size="11pt" style:font-name-asian="굴림" style:font-size-asian="11pt" style:language-asian="ar" style:country-asian="SA" style:font-name-complex="굴림"/>
    </style:style>
    <style:style style:name="P22" style:family="paragraph" style:parent-style-name="Standard">
      <style:paragraph-properties style:text-autospace="ideograph-alpha" style:snap-to-layout-grid="false"/>
      <style:text-properties fo:color="#000000" style:font-name="굴림" fo:font-size="11pt" fo:font-weight="bold" style:font-name-asian="굴림" style:font-size-asian="11pt" style:language-asian="ar" style:country-asian="SA" style:font-weight-asian="bold" style:font-name-complex="굴림"/>
    </style:style>
    <style:style style:name="P23" style:family="paragraph" style:parent-style-name="Standard">
      <style:paragraph-properties fo:line-height="0.6cm" style:text-autospace="ideograph-alpha"/>
      <style:text-properties fo:color="#000000" style:font-name="굴림" fo:font-size="9pt" style:font-name-asian="굴림" style:font-size-asian="9pt" style:language-asian="ar" style:country-asian="SA" style:font-name-complex="굴림"/>
    </style:style>
    <style:style style:name="P24" style:family="paragraph" style:parent-style-name="Standard">
      <style:paragraph-properties fo:margin-left="-0.176cm" fo:margin-right="0cm" fo:text-indent="0cm" style:auto-text-indent="false" style:text-autospace="ideograph-alpha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Times New Roman" fo:language="zxx" fo:country="none" style:font-name-asian="바탕체" style:language-asian="ar" style:country-asian="SA" style:font-name-complex="Times New Roman"/>
    </style:style>
    <style:style style:name="P25" style:family="paragraph" style:parent-style-name="Standard">
      <style:paragraph-properties fo:margin-left="1.058cm" fo:margin-right="0cm" fo:line-height="0.494cm" fo:text-indent="-0.706cm" style:auto-text-indent="false" style:text-autospace="ideograph-alpha"/>
    </style:style>
    <style:style style:name="P26" style:family="paragraph" style:parent-style-name="Standard">
      <style:paragraph-properties fo:margin-left="1.076cm" fo:margin-right="0cm" fo:line-height="0.6cm" fo:text-indent="-0.706cm" style:auto-text-indent="false" style:text-autospace="ideograph-alpha"/>
      <style:text-properties fo:color="#000000" style:font-name="굴림" style:font-name-asian="굴림" style:language-asian="ar" style:country-asian="SA" style:font-name-complex="굴림"/>
    </style:style>
    <style:style style:name="P27" style:family="paragraph" style:parent-style-name="Standard">
      <style:paragraph-properties fo:margin-left="0cm" fo:margin-right="0cm" fo:text-indent="0.388cm" style:auto-text-indent="false" style:text-autospace="ideograph-alpha"/>
      <style:text-properties fo:color="#000000" style:font-name="굴림" fo:font-size="11pt" style:font-name-asian="굴림" style:font-size-asian="11pt" style:language-asian="ar" style:country-asian="SA" style:font-name-complex="굴림"/>
    </style:style>
    <style:style style:name="P28" style:family="paragraph" style:parent-style-name="Standard">
      <style:paragraph-properties fo:margin-left="0cm" fo:margin-right="0cm" fo:text-indent="0.388cm" style:auto-text-indent="false" style:text-autospace="ideograph-alpha" style:snap-to-layout-grid="false"/>
      <style:text-properties fo:color="#000000" style:font-name="굴림" fo:font-size="11pt" style:font-name-asian="굴림" style:font-size-asian="11pt" style:language-asian="ar" style:country-asian="SA" style:font-name-complex="굴림"/>
    </style:style>
    <style:style style:name="P29" style:family="paragraph" style:parent-style-name="Standard">
      <style:paragraph-properties fo:margin-left="0cm" fo:margin-right="0cm" fo:text-align="center" style:justify-single-word="false" fo:text-indent="0.388cm" style:auto-text-indent="false" style:text-autospace="ideograph-alpha"/>
      <style:text-properties fo:color="#000000" style:font-name="굴림" fo:font-size="11pt" style:font-name-asian="굴림" style:font-size-asian="11pt" style:language-asian="ar" style:country-asian="SA" style:font-name-complex="굴림"/>
    </style:style>
    <style:style style:name="P30" style:family="paragraph" style:parent-style-name="Standard">
      <style:paragraph-properties fo:margin-left="0cm" fo:margin-right="0cm" fo:text-align="center" style:justify-single-word="false" fo:text-indent="0.388cm" style:auto-text-indent="false" style:text-autospace="ideograph-alpha" style:snap-to-layout-grid="false"/>
      <style:text-properties fo:color="#000000" style:font-name="굴림" fo:font-size="11pt" style:font-name-asian="굴림" style:font-size-asian="11pt" style:language-asian="ar" style:country-asian="SA" style:font-name-complex="굴림"/>
    </style:style>
    <style:style style:name="P31" style:family="paragraph" style:parent-style-name="Standard">
      <style:paragraph-properties fo:margin-left="0cm" fo:margin-right="0cm" fo:text-indent="0.388cm" style:auto-text-indent="false" style:text-autospace="ideograph-alpha" style:snap-to-layout-grid="false"/>
      <style:text-properties fo:color="#000000" style:font-name="굴림" fo:font-size="11pt" fo:font-weight="bold" style:font-name-asian="굴림" style:font-size-asian="11pt" style:language-asian="ar" style:country-asian="SA" style:font-weight-asian="bold" style:font-name-complex="굴림"/>
    </style:style>
    <style:style style:name="P32" style:family="paragraph" style:parent-style-name="Standard">
      <style:paragraph-properties fo:margin-left="0cm" fo:margin-right="0cm" fo:text-align="center" style:justify-single-word="false" fo:text-indent="0.388cm" style:auto-text-indent="false" style:text-autospace="ideograph-alpha" style:snap-to-layout-grid="false"/>
      <style:text-properties fo:color="#000000" style:font-name="굴림체" fo:font-size="11pt" style:font-name-asian="굴림체" style:font-size-asian="11pt" style:language-asian="ko" style:country-asian="KR" style:font-name-complex="굴림체"/>
    </style:style>
    <style:style style:name="P33" style:family="paragraph" style:parent-style-name="Standard">
      <style:paragraph-properties fo:margin-left="0cm" fo:margin-right="0cm" fo:text-indent="0.381cm" style:auto-text-indent="false" style:text-autospace="ideograph-alpha" style:snap-to-layout-grid="false"/>
      <style:text-properties fo:color="#000000" style:font-name="굴림" fo:font-size="11pt" fo:font-weight="bold" style:font-name-asian="굴림" style:font-size-asian="11pt" style:language-asian="ko" style:country-asian="KR" style:font-weight-asian="bold" style:font-name-complex="굴림"/>
    </style:style>
    <style:style style:name="P34" style:family="paragraph" style:parent-style-name="Standard">
      <style:paragraph-properties fo:break-before="page" style:text-autospace="ideograph-alpha"/>
      <style:text-properties fo:color="#000000" style:font-name="굴림" fo:font-size="11pt" style:font-name-asian="굴림" style:font-size-asian="11pt" style:language-asian="ar" style:country-asian="SA" style:font-name-complex="굴림"/>
    </style:style>
    <style:style style:name="P35" style:family="paragraph" style:parent-style-name="Standard">
      <style:paragraph-properties fo:text-align="center" style:justify-single-word="false" style:text-autospace="ideograph-alpha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굴림체" fo:font-size="9pt" style:font-name-asian="굴림체" style:font-size-asian="9pt" style:language-asian="ko" style:country-asian="KR" style:font-name-complex="굴림체"/>
    </style:style>
    <style:style style:name="P36" style:family="paragraph" style:parent-style-name="Standard">
      <style:paragraph-properties fo:text-align="start" style:justify-single-word="false" style:text-autospace="ideograph-alpha"/>
      <style:text-properties fo:color="#000000" style:font-name="굴림체" style:font-name-asian="굴림체" style:language-asian="ar" style:country-asian="SA" style:font-name-complex="굴림체"/>
    </style:style>
    <style:style style:name="P37" style:family="paragraph" style:parent-style-name="Standard">
      <style:paragraph-properties style:text-autospace="ideograph-alpha"/>
      <style:text-properties fo:color="#000000" style:font-name="굴림체" style:font-name-asian="굴림체" style:language-asian="ar" style:country-asian="SA" style:font-name-complex="굴림체"/>
    </style:style>
    <style:style style:name="P38" style:family="paragraph" style:parent-style-name="Standard">
      <style:paragraph-properties style:text-autospace="ideograph-alpha" style:snap-to-layout-grid="false"/>
      <style:text-properties fo:color="#000000" style:font-name="굴림체" style:font-name-asian="굴림체" style:language-asian="ar" style:country-asian="SA" style:font-name-complex="굴림체"/>
    </style:style>
    <style:style style:name="P39" style:family="paragraph" style:parent-style-name="Standard">
      <style:paragraph-properties fo:text-align="center" style:justify-single-word="false" style:text-autospace="ideograph-alpha"/>
      <style:text-properties fo:color="#000000" style:font-name="굴림체" style:font-name-asian="굴림체" style:language-asian="ar" style:country-asian="SA" style:font-name-complex="굴림체"/>
    </style:style>
    <style:style style:name="P40" style:family="paragraph" style:parent-style-name="Standard">
      <style:paragraph-properties style:text-autospace="ideograph-alpha"/>
      <style:text-properties fo:color="#000000" style:font-name="굴림체" style:font-name-asian="굴림체" style:language-asian="ko" style:country-asian="KR" style:font-name-complex="굴림체"/>
    </style:style>
    <style:style style:name="P41" style:family="paragraph" style:parent-style-name="Standard">
      <style:paragraph-properties fo:text-align="center" style:justify-single-word="false" style:text-autospace="ideograph-alpha"/>
      <style:text-properties fo:color="#000000" style:font-name="굴림체" fo:font-weight="bold" style:font-name-asian="굴림체" style:language-asian="ar" style:country-asian="SA" style:font-weight-asian="bold" style:font-name-complex="굴림체"/>
    </style:style>
    <style:style style:name="P42" style:family="paragraph" style:parent-style-name="Standard">
      <style:paragraph-properties fo:text-align="center" style:justify-single-word="false" style:text-autospace="ideograph-alpha"/>
      <style:text-properties fo:color="#000000" style:font-name="굴림" fo:font-size="11pt" style:font-name-asian="굴림" style:font-size-asian="11pt" style:language-asian="ko" style:country-asian="KR" style:font-name-complex="굴림"/>
    </style:style>
    <style:style style:name="P43" style:family="paragraph" style:parent-style-name="Standard">
      <style:paragraph-properties style:text-autospace="ideograph-alpha"/>
      <style:text-properties fo:color="#000000" style:font-name="굴림" fo:font-size="11pt" style:font-name-asian="굴림" style:font-size-asian="11pt" style:language-asian="ar" style:country-asian="SA" style:font-name-complex="굴림"/>
    </style:style>
    <style:style style:name="P44" style:family="paragraph" style:parent-style-name="Standard" style:master-page-name="Standard">
      <style:paragraph-properties style:page-number="auto" style:text-autospace="ideograph-alpha"/>
      <style:text-properties fo:color="#000000" style:font-name="굴림" style:font-name-asian="굴림" style:language-asian="ar" style:country-asian="SA" style:font-name-complex="굴림"/>
    </style:style>
    <style:style style:name="P45" style:family="paragraph" style:parent-style-name="Standard">
      <style:paragraph-properties fo:margin-left="0cm" fo:margin-right="0cm" fo:text-indent="0.388cm" style:auto-text-indent="false" style:text-autospace="ideograph-alpha"/>
      <style:text-properties fo:color="#000000" style:font-name="굴림" fo:font-size="11pt" style:font-name-asian="굴림" style:font-size-asian="11pt" style:language-asian="ko" style:country-asian="KR" style:font-name-complex="굴림"/>
    </style:style>
    <style:style style:name="P46" style:family="paragraph" style:parent-style-name="Standard">
      <style:paragraph-properties fo:margin-left="0cm" fo:margin-right="0cm" fo:text-align="center" style:justify-single-word="false" fo:text-indent="0.388cm" style:auto-text-indent="false" style:text-autospace="ideograph-alpha"/>
      <style:text-properties fo:color="#000000" style:font-name="굴림" fo:font-size="11pt" style:font-name-asian="굴림" style:font-size-asian="11pt" style:language-asian="ko" style:country-asian="KR" style:font-name-complex="굴림"/>
    </style:style>
    <style:style style:name="P47" style:family="paragraph" style:parent-style-name="Standard">
      <style:paragraph-properties fo:margin-left="0cm" fo:margin-right="0cm" fo:text-align="start" style:justify-single-word="false" fo:text-indent="0.529cm" style:auto-text-indent="false" style:text-autospace="ideograph-alpha"/>
      <style:text-properties fo:color="#000000" style:font-name="굴림체" style:font-name-asian="굴림체" style:language-asian="ar" style:country-asian="SA" style:font-name-complex="굴림체"/>
    </style:style>
    <style:style style:name="P48" style:family="paragraph" style:parent-style-name="Standard">
      <style:paragraph-properties fo:margin-left="0cm" fo:margin-right="0cm" fo:text-align="start" style:justify-single-word="false" fo:text-indent="0.706cm" style:auto-text-indent="false" style:text-autospace="ideograph-alpha"/>
      <style:text-properties fo:color="#000000" style:font-name="굴림체" style:font-name-asian="굴림체" style:language-asian="ko" style:country-asian="KR" style:font-name-complex="굴림체"/>
    </style:style>
    <style:style style:name="P49" style:family="paragraph" style:parent-style-name="Standard">
      <style:paragraph-properties fo:margin-left="0cm" fo:margin-right="0cm" fo:text-align="start" style:justify-single-word="false" fo:text-indent="0.706cm" style:auto-text-indent="false" style:text-autospace="ideograph-alpha"/>
    </style:style>
    <style:style style:name="P50" style:family="paragraph" style:parent-style-name="Standard">
      <style:paragraph-properties fo:break-before="page" style:text-autospace="ideograph-alpha"/>
      <style:text-properties fo:color="#000000" style:font-name="굴림" fo:font-size="11pt" style:font-name-asian="굴림" style:font-size-asian="11pt" style:language-asian="ar" style:country-asian="SA" style:font-name-complex="굴림"/>
    </style:style>
    <style:style style:name="P51" style:family="paragraph">
      <style:paragraph-properties fo:text-align="center" style:writing-mode="lr-tb"/>
    </style:style>
    <style:style style:name="T1" style:family="text">
      <style:text-properties fo:color="#000000" style:font-name="굴림" style:font-name-asian="굴림" style:language-asian="ar" style:country-asian="SA" style:font-name-complex="굴림"/>
    </style:style>
    <style:style style:name="T2" style:family="text">
      <style:text-properties fo:color="#000000" style:font-name="굴림" style:font-name-asian="굴림" style:font-name-complex="굴림"/>
    </style:style>
    <style:style style:name="T3" style:family="text">
      <style:text-properties fo:color="#000000" style:font-name="굴림체" style:font-name-asian="굴림체" style:font-name-complex="굴림체"/>
    </style:style>
    <style:style style:name="T4" style:family="text">
      <style:text-properties fo:color="#000000" style:font-name="굴림체" style:font-name-asian="굴림체" style:language-asian="ko" style:country-asian="KR" style:font-name-complex="굴림체"/>
    </style:style>
    <style:style style:name="T5" style:family="text">
      <style:text-properties style:language-asian="ko" style:country-asian="KR"/>
    </style:style>
    <style:style style:name="fr1" style:family="graphic" style:parent-style-name="Frame">
      <style:graphic-properties fo:margin-left="0.25cm" fo:margin-right="0.25cm" style:wrap="parallel" style:number-wrapped-paragraphs="no-limit" style:vertical-pos="from-top" style:vertical-rel="paragraph" style:horizontal-pos="center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gr1" style:family="graphic">
      <style:graphic-properties draw:stroke="solid" svg:stroke-width="0.159cm" svg:stroke-color="#c0c0c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코드성 자료는 크게 두 가지로 구분하여 관리한다.</text:p>
      <text:p text:style-name="P25"><text:span text:style-name="T1">(1) FLAG 자료 : </text:span><text:span text:style-name="T2">‘</text:span><text:span text:style-name="T1">예/아니오</text:span><text:span text:style-name="T2">’</text:span><text:span text:style-name="T1"> 등과 같이 두 가지 데이터로 구분되는 자료 등을 기준하며 별도의 테이블 관리를 하지않고 프로그램 내부 또는 테이블 생성시 처리한다.</text:span></text:p>
      <text:p text:style-name="P26">(2) 코드 자료 : 코드자료는 한 개의 테이블을 사용하며 주코드와 부코드로 구분 사용한다.</text:p>
      <text:p text:style-name="P19"/>
      <text:p text:style-name="P19">1) 업무별 주코드 사용범위</text:p>
      <table:table table:name="표1" table:style-name="표1">
        <table:table-column table:style-name="표1.A"/>
        <table:table-column table:style-name="표1.B"/>
        <table:table-header-rows>
          <table:table-row table:style-name="표1.1">
            <table:table-cell table:style-name="표1.A1" office:value-type="string">
              <text:p text:style-name="P11">업 무 구 분</text:p>
            </table:table-cell>
            <table:table-cell table:style-name="표1.B1" office:value-type="string">
              <text:p text:style-name="P11">주코드 사용범위</text:p>
            </table:table-cell>
          </table:table-row>
        </table:table-header-rows>
        <table:table-row table:style-name="표1.1">
          <table:table-cell table:style-name="표1.A2" office:value-type="string">
            <text:p text:style-name="P20">전체 공통 코드</text:p>
          </table:table-cell>
          <table:table-cell table:style-name="표1.B2" office:value-type="string">
            <text:p text:style-name="P42">A~Z</text:p>
          </table:table-cell>
        </table:table-row>
      </table:table>
      <text:p text:style-name="P5"/>
      <text:p text:style-name="P5"/>
      <text:p text:style-name="P20">2) 전체 공통 코드</text:p>
      <table:table table:name="표2" table:style-name="표2">
        <table:table-column table:style-name="표2.A"/>
        <table:table-column table:style-name="표2.B"/>
        <table:table-column table:style-name="표2.A"/>
        <table:table-column table:style-name="표2.D"/>
        <table:table-header-rows>
          <table:table-row table:style-name="표2.1">
            <table:table-cell table:style-name="표2.A1" office:value-type="string">
              <text:p text:style-name="P21">코드화 대상 데이터 목록</text:p>
            </table:table-cell>
            <table:table-cell table:style-name="표2.B1" office:value-type="string">
              <text:p text:style-name="P21">주코드구분</text:p>
            </table:table-cell>
            <table:table-cell table:style-name="표2.B1" office:value-type="string">
              <text:p text:style-name="P21">코드화 대상 데이터 목록</text:p>
            </table:table-cell>
            <table:table-cell table:style-name="표2.D1" office:value-type="string">
              <text:p text:style-name="P21">주코드구분</text:p>
            </table:table-cell>
          </table:table-row>
        </table:table-header-rows>
        <table:table-row table:style-name="표2.1">
          <table:table-cell table:style-name="표2.A2" office:value-type="string">
            <text:p text:style-name="P45">이사 상태 코드</text:p>
          </table:table-cell>
          <table:table-cell table:style-name="표2.B2" office:value-type="string">
            <text:p text:style-name="P46">A</text:p>
          </table:table-cell>
          <table:table-cell table:style-name="표2.B2" office:value-type="string">
            <text:p text:style-name="P28"/>
          </table:table-cell>
          <table:table-cell table:style-name="표2.D2" office:value-type="string">
            <text:p text:style-name="P30"/>
          </table:table-cell>
        </table:table-row>
        <table:table-row table:style-name="표2.1">
          <table:table-cell table:style-name="표2.A2" office:value-type="string">
            <text:p text:style-name="P45">이사 종류 코드</text:p>
          </table:table-cell>
          <table:table-cell table:style-name="표2.B2" office:value-type="string">
            <text:p text:style-name="P46">B</text:p>
          </table:table-cell>
          <table:table-cell table:style-name="표2.B2" office:value-type="string">
            <text:p text:style-name="P28"/>
          </table:table-cell>
          <table:table-cell table:style-name="표2.D2" office:value-type="string">
            <text:p text:style-name="P30"/>
          </table:table-cell>
        </table:table-row>
        <table:table-row table:style-name="표2.1">
          <table:table-cell table:style-name="표2.A2" office:value-type="string">
            <text:p text:style-name="P45">결제 방법 코드</text:p>
          </table:table-cell>
          <table:table-cell table:style-name="표2.B2" office:value-type="string">
            <text:p text:style-name="P46">C</text:p>
          </table:table-cell>
          <table:table-cell table:style-name="표2.B2" office:value-type="string">
            <text:p text:style-name="P28"/>
          </table:table-cell>
          <table:table-cell table:style-name="표2.D2" office:value-type="string">
            <text:p text:style-name="P30"/>
          </table:table-cell>
        </table:table-row>
        <table:table-row table:style-name="표2.1">
          <table:table-cell table:style-name="표2.A2" office:value-type="string">
            <text:p text:style-name="P45">문자 상태 코드</text:p>
          </table:table-cell>
          <table:table-cell table:style-name="표2.B2" office:value-type="string">
            <text:p text:style-name="P46">D</text:p>
          </table:table-cell>
          <table:table-cell table:style-name="표2.B2" office:value-type="string">
            <text:p text:style-name="P28"/>
          </table:table-cell>
          <table:table-cell table:style-name="표2.D2" office:value-type="string">
            <text:p text:style-name="P30"/>
          </table:table-cell>
        </table:table-row>
        <table:table-row table:style-name="표2.1">
          <table:table-cell table:style-name="표2.A2" office:value-type="string">
            <text:p text:style-name="P27"/>
          </table:table-cell>
          <table:table-cell table:style-name="표2.B2" office:value-type="string">
            <text:p text:style-name="P29"/>
          </table:table-cell>
          <table:table-cell table:style-name="표2.B2" office:value-type="string">
            <text:p text:style-name="P28"/>
          </table:table-cell>
          <table:table-cell table:style-name="표2.D2" office:value-type="string">
            <text:p text:style-name="P30"/>
          </table:table-cell>
        </table:table-row>
        <table:table-row table:style-name="표2.1">
          <table:table-cell table:style-name="표2.A2" office:value-type="string">
            <text:p text:style-name="P45"/>
          </table:table-cell>
          <table:table-cell table:style-name="표2.B2" office:value-type="string">
            <text:p text:style-name="P29"/>
          </table:table-cell>
          <table:table-cell table:style-name="표2.B2" office:value-type="string">
            <text:p text:style-name="P28"/>
          </table:table-cell>
          <table:table-cell table:style-name="표2.D2" office:value-type="string">
            <text:p text:style-name="P30"/>
          </table:table-cell>
        </table:table-row>
        <table:table-row table:style-name="표2.1">
          <table:table-cell table:style-name="표2.A2" office:value-type="string">
            <text:p text:style-name="P27"/>
          </table:table-cell>
          <table:table-cell table:style-name="표2.B2" office:value-type="string">
            <text:p text:style-name="P29"/>
          </table:table-cell>
          <table:table-cell table:style-name="표2.B2" office:value-type="string">
            <text:p text:style-name="P28"/>
          </table:table-cell>
          <table:table-cell table:style-name="표2.D2" office:value-type="string">
            <text:p text:style-name="P30"/>
          </table:table-cell>
        </table:table-row>
        <table:table-row table:style-name="표2.1">
          <table:table-cell table:style-name="표2.A2" office:value-type="string">
            <text:p text:style-name="P31"/>
          </table:table-cell>
          <table:table-cell table:style-name="표2.B2" office:value-type="string">
            <text:p text:style-name="P30"/>
          </table:table-cell>
          <table:table-cell table:style-name="표2.B2" office:value-type="string">
            <text:p text:style-name="P28"/>
          </table:table-cell>
          <table:table-cell table:style-name="표2.D2" office:value-type="string">
            <text:p text:style-name="P30"/>
          </table:table-cell>
        </table:table-row>
        <table:table-row table:style-name="표2.1">
          <table:table-cell table:style-name="표2.A2" office:value-type="string">
            <text:p text:style-name="P22"/>
          </table:table-cell>
          <table:table-cell table:style-name="표2.B2" office:value-type="string">
            <text:p text:style-name="P30"/>
          </table:table-cell>
          <table:table-cell table:style-name="표2.B2" office:value-type="string">
            <text:p text:style-name="P28"/>
          </table:table-cell>
          <table:table-cell table:style-name="표2.D2" office:value-type="string">
            <text:p text:style-name="P30"/>
          </table:table-cell>
        </table:table-row>
        <table:table-row table:style-name="표2.1">
          <table:table-cell table:style-name="표2.A2" office:value-type="string">
            <text:p text:style-name="P33"/>
          </table:table-cell>
          <table:table-cell table:style-name="표2.B2" office:value-type="string">
            <text:p text:style-name="P32"/>
          </table:table-cell>
          <table:table-cell table:style-name="표2.B2" office:value-type="string">
            <text:p text:style-name="P28"/>
          </table:table-cell>
          <table:table-cell table:style-name="표2.D2" office:value-type="string">
            <text:p text:style-name="P30"/>
          </table:table-cell>
        </table:table-row>
        <table:table-row table:style-name="표2.1">
          <table:table-cell table:style-name="표2.A2" office:value-type="string">
            <text:p text:style-name="P31"/>
          </table:table-cell>
          <table:table-cell table:style-name="표2.B2" office:value-type="string">
            <text:p text:style-name="P30"/>
          </table:table-cell>
          <table:table-cell table:style-name="표2.B2" office:value-type="string">
            <text:p text:style-name="P28"/>
          </table:table-cell>
          <table:table-cell table:style-name="표2.D2" office:value-type="string">
            <text:p text:style-name="P30"/>
          </table:table-cell>
        </table:table-row>
        <table:table-row table:style-name="표2.1">
          <table:table-cell table:style-name="표2.A2" office:value-type="string">
            <text:p text:style-name="P31"/>
          </table:table-cell>
          <table:table-cell table:style-name="표2.B2" office:value-type="string">
            <text:p text:style-name="P30"/>
          </table:table-cell>
          <table:table-cell table:style-name="표2.B2" office:value-type="string">
            <text:p text:style-name="P28"/>
          </table:table-cell>
          <table:table-cell table:style-name="표2.D2" office:value-type="string">
            <text:p text:style-name="P30"/>
          </table:table-cell>
        </table:table-row>
        <table:table-row table:style-name="표2.1">
          <table:table-cell table:style-name="표2.A2" office:value-type="string">
            <text:p text:style-name="P31"/>
          </table:table-cell>
          <table:table-cell table:style-name="표2.B2" office:value-type="string">
            <text:p text:style-name="P30"/>
          </table:table-cell>
          <table:table-cell table:style-name="표2.B2" office:value-type="string">
            <text:p text:style-name="P28"/>
          </table:table-cell>
          <table:table-cell table:style-name="표2.D2" office:value-type="string">
            <text:p text:style-name="P30"/>
          </table:table-cell>
        </table:table-row>
        <table:table-row table:style-name="표2.1">
          <table:table-cell table:style-name="표2.A2" office:value-type="string">
            <text:p text:style-name="P31"/>
          </table:table-cell>
          <table:table-cell table:style-name="표2.B2" office:value-type="string">
            <text:p text:style-name="P30"/>
          </table:table-cell>
          <table:table-cell table:style-name="표2.B2" office:value-type="string">
            <text:p text:style-name="P28"/>
          </table:table-cell>
          <table:table-cell table:style-name="표2.D2" office:value-type="string">
            <text:p text:style-name="P30"/>
          </table:table-cell>
        </table:table-row>
        <table:table-row table:style-name="표2.1">
          <table:table-cell table:style-name="표2.A2" office:value-type="string">
            <text:p text:style-name="P31"/>
          </table:table-cell>
          <table:table-cell table:style-name="표2.B2" office:value-type="string">
            <text:p text:style-name="P30"/>
          </table:table-cell>
          <table:table-cell table:style-name="표2.B2" office:value-type="string">
            <text:p text:style-name="P28"/>
          </table:table-cell>
          <table:table-cell table:style-name="표2.D2" office:value-type="string">
            <text:p text:style-name="P30"/>
          </table:table-cell>
        </table:table-row>
      </table:table>
      <text:p text:style-name="P20"/>
      <text:p text:style-name="P34">3) 코드구조도</text:p>
      <table:table table:name="표3" table:style-name="표3">
        <table:table-column table:style-name="표3.A"/>
        <table:table-column table:style-name="표3.B"/>
        <table:table-row table:style-name="표3.1">
          <table:table-cell table:style-name="표3.A1" office:value-type="string">
            <text:p text:style-name="P9">업무구분</text:p>
          </table:table-cell>
          <table:table-cell table:style-name="표3.B1" office:value-type="string">
            <text:p text:style-name="P23">전체 공통 코드</text:p>
          </table:table-cell>
        </table:table-row>
        <table:table-row table:style-name="표3.1">
          <table:table-cell table:style-name="표3.A1" office:value-type="string">
            <text:p text:style-name="P9">주 코드 사용범위</text:p>
          </table:table-cell>
          <table:table-cell table:style-name="표3.B1" office:value-type="string">
            <text:p text:style-name="P23"><text:span text:style-name="T5">A</text:span> ~ Z</text:p>
          </table:table-cell>
        </table:table-row>
      </table:table>
      <text:p text:style-name="P20"/>
      <table:table table:name="표4" table:style-name="표4">
        <table:table-column table:style-name="표4.A"/>
        <table:table-column table:style-name="표4.B"/>
        <table:table-column table:style-name="표4.C"/>
        <table:table-column table:style-name="표4.D"/>
        <table:table-column table:style-name="표4.E"/>
        <table:table-header-rows>
          <table:table-row table:style-name="표4.1">
            <table:table-cell table:style-name="표4.A1" office:value-type="string">
              <text:p text:style-name="P11">주코드</text:p>
            </table:table-cell>
            <table:table-cell table:style-name="표4.B1" office:value-type="string">
              <text:p text:style-name="P11">코드명</text:p>
            </table:table-cell>
            <table:table-cell table:style-name="표4.B1" office:value-type="string">
              <text:p text:style-name="P11">코드구조</text:p>
            </table:table-cell>
            <table:table-cell table:style-name="표4.B1" office:value-type="string">
              <text:p text:style-name="P11">부여규칙</text:p>
            </table:table-cell>
            <table:table-cell table:style-name="표4.E1" office:value-type="string">
              <text:p text:style-name="P11">비 고</text:p>
            </table:table-cell>
          </table:table-row>
        </table:table-header-rows>
        <table:table-row table:style-name="표4.2">
          <table:table-cell table:style-name="표4.A2" office:value-type="string">
            <text:p text:style-name="P12">A</text:p>
          </table:table-cell>
          <table:table-cell table:style-name="표4.B2" office:value-type="string">
            <text:p text:style-name="P45">이사 상태 코드</text:p>
          </table:table-cell>
          <table:table-cell table:style-name="표4.B2" office:value-type="string">
            <text:p text:style-name="P40">varchar(10)</text:p>
          </table:table-cell>
          <table:table-cell table:style-name="표4.B2" office:value-type="string">
            <text:p text:style-name="P48">A01 견적계산</text:p>
            <text:p text:style-name="P48">A02 상담신청</text:p>
            <text:p text:style-name="P48">A03 방문신청</text:p>
            <text:p text:style-name="P48">A04 방문견적</text:p>
            <text:p text:style-name="P48">A05 계약완료</text:p>
            <text:p text:style-name="P48">A06 이사완료</text:p>
            <text:p text:style-name="P48">A07 취소</text:p>
          </table:table-cell>
          <table:table-cell table:style-name="표4.E2" office:value-type="string">
            <text:p text:style-name="P15"/>
          </table:table-cell>
        </table:table-row>
        <table:table-row table:style-name="표4.2">
          <table:table-cell table:style-name="표4.A2" office:value-type="string">
            <text:p text:style-name="P12">B</text:p>
          </table:table-cell>
          <table:table-cell table:style-name="표4.B2" office:value-type="string">
            <text:p text:style-name="P45">이사 종류 코드</text:p>
          </table:table-cell>
          <table:table-cell table:style-name="표4.B2" office:value-type="string">
            <text:p text:style-name="P40">varchar(10)</text:p>
          </table:table-cell>
          <table:table-cell table:style-name="표4.B2" office:value-type="string">
            <text:p text:style-name="P49"><text:span text:style-name="T3">B01 </text:span><text:span text:style-name="T4">포장이사</text:span></text:p>
            <text:p text:style-name="P49"><text:span text:style-name="T4">B02 일반이사</text:span></text:p>
            <text:p text:style-name="P49"><text:span text:style-name="T4">B03 원룸이사</text:span></text:p>
            <text:p text:style-name="P49"><text:span text:style-name="T4">B04 기업이사</text:span></text:p>
          </table:table-cell>
          <table:table-cell table:style-name="표4.E2" office:value-type="string">
            <text:p text:style-name="P15"/>
          </table:table-cell>
        </table:table-row>
        <table:table-row table:style-name="표4.2">
          <table:table-cell table:style-name="표4.A2" office:value-type="string">
            <text:p text:style-name="P12">C</text:p>
          </table:table-cell>
          <table:table-cell table:style-name="표4.B2" office:value-type="string">
            <text:p text:style-name="P45">결제 방법 코드</text:p>
          </table:table-cell>
          <table:table-cell table:style-name="표4.B2" office:value-type="string">
            <text:p text:style-name="P14"><text:span text:style-name="T5">varchar(10)</text:span></text:p>
          </table:table-cell>
          <table:table-cell table:style-name="표4.B2" office:value-type="string">
            <text:p text:style-name="P48">C01 현금</text:p>
            <text:p text:style-name="P48">C02 계좌이체</text:p>
            <text:p text:style-name="P48">C03 체크카드</text:p>
            <text:p text:style-name="P48">C04 신용카드</text:p>
          </table:table-cell>
          <table:table-cell table:style-name="표4.E2" office:value-type="string">
            <text:p text:style-name="P15"/>
          </table:table-cell>
        </table:table-row>
        <table:table-row table:style-name="표4.2">
          <table:table-cell table:style-name="표4.A2" office:value-type="string">
            <text:p text:style-name="P12">D</text:p>
          </table:table-cell>
          <table:table-cell table:style-name="표4.B2" office:value-type="string">
            <text:p text:style-name="P45">문자 상태 코드</text:p>
          </table:table-cell>
          <table:table-cell table:style-name="표4.B2" office:value-type="string">
            <text:p text:style-name="P40">varchar(10)</text:p>
          </table:table-cell>
          <table:table-cell table:style-name="표4.B2" office:value-type="string">
            <text:p text:style-name="P36"><text:s text:c="4"/>D<text:span text:style-name="T5">01 대기</text:span></text:p>
            <text:p text:style-name="P48">D02 예약 대기</text:p>
            <text:p text:style-name="P48">D03 발송 완료</text:p>
          </table:table-cell>
          <table:table-cell table:style-name="표4.E2" office:value-type="string">
            <text:p text:style-name="P15"/>
          </table:table-cell>
        </table:table-row>
        <table:table-row table:style-name="표4.2">
          <table:table-cell table:style-name="표4.A2" office:value-type="string">
            <text:p text:style-name="P12"/>
          </table:table-cell>
          <table:table-cell table:style-name="표4.B2" office:value-type="string">
            <text:p text:style-name="P27"/>
          </table:table-cell>
          <table:table-cell table:style-name="표4.B2" office:value-type="string">
            <text:p text:style-name="P14"/>
          </table:table-cell>
          <table:table-cell table:style-name="표4.B2" office:value-type="string">
            <text:p text:style-name="P36"/>
          </table:table-cell>
          <table:table-cell table:style-name="표4.E2" office:value-type="string">
            <text:p text:style-name="P15"/>
          </table:table-cell>
        </table:table-row>
        <table:table-row table:style-name="표4.2">
          <table:table-cell table:style-name="표4.A2" office:value-type="string">
            <text:p text:style-name="P12"/>
          </table:table-cell>
          <table:table-cell table:style-name="표4.B2" office:value-type="string">
            <text:p text:style-name="P27"/>
          </table:table-cell>
          <table:table-cell table:style-name="표4.B2" office:value-type="string">
            <text:p text:style-name="P14"/>
          </table:table-cell>
          <table:table-cell table:style-name="표4.B2" office:value-type="string">
            <text:p text:style-name="P47"/>
          </table:table-cell>
          <table:table-cell table:style-name="표4.E2" office:value-type="string">
            <text:p text:style-name="P15"/>
          </table:table-cell>
        </table:table-row>
        <table:table-row table:style-name="표4.2">
          <table:table-cell table:style-name="표4.A2" office:value-type="string">
            <text:p text:style-name="P12"/>
          </table:table-cell>
          <table:table-cell table:style-name="표4.B2" office:value-type="string">
            <text:p text:style-name="P27"/>
          </table:table-cell>
          <table:table-cell table:style-name="표4.B2" office:value-type="string">
            <text:p text:style-name="P14"/>
          </table:table-cell>
          <table:table-cell table:style-name="표4.B2" office:value-type="string">
            <text:p text:style-name="P36"/>
          </table:table-cell>
          <table:table-cell table:style-name="표4.E2" office:value-type="string">
            <text:p text:style-name="P15"/>
          </table:table-cell>
        </table:table-row>
        <table:table-row table:style-name="표4.2">
          <table:table-cell table:style-name="표4.A2" office:value-type="string">
            <text:p text:style-name="P13"/>
          </table:table-cell>
          <table:table-cell table:style-name="표4.B2" office:value-type="string">
            <text:p text:style-name="P15"/>
          </table:table-cell>
          <table:table-cell table:style-name="표4.B2" office:value-type="string">
            <text:p text:style-name="P16"/>
          </table:table-cell>
          <table:table-cell table:style-name="표4.B2" office:value-type="string">
            <text:p text:style-name="P15"/>
          </table:table-cell>
          <table:table-cell table:style-name="표4.E2" office:value-type="string">
            <text:p text:style-name="P15"/>
          </table:table-cell>
        </table:table-row>
        <table:table-row table:style-name="표4.2">
          <table:table-cell table:style-name="표4.A2" office:value-type="string">
            <text:p text:style-name="P13"/>
          </table:table-cell>
          <table:table-cell table:style-name="표4.B2" office:value-type="string">
            <text:p text:style-name="P15"/>
          </table:table-cell>
          <table:table-cell table:style-name="표4.B2" office:value-type="string">
            <text:p text:style-name="P16"/>
          </table:table-cell>
          <table:table-cell table:style-name="표4.B2" office:value-type="string">
            <text:p text:style-name="P15"/>
          </table:table-cell>
          <table:table-cell table:style-name="표4.E2" office:value-type="string">
            <text:p text:style-name="P15"/>
          </table:table-cell>
        </table:table-row>
        <table:table-row table:style-name="표4.2">
          <table:table-cell table:style-name="표4.A2" office:value-type="string">
            <text:p text:style-name="P17"/>
          </table:table-cell>
          <table:table-cell table:style-name="표4.B2" office:value-type="string">
            <text:p text:style-name="P18"/>
          </table:table-cell>
          <table:table-cell table:style-name="표4.B2" office:value-type="string">
            <text:p text:style-name="P18"/>
          </table:table-cell>
          <table:table-cell table:style-name="표4.B2" office:value-type="string">
            <text:p text:style-name="P18"/>
          </table:table-cell>
          <table:table-cell table:style-name="표4.E2" office:value-type="string">
            <text:p text:style-name="P18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굴림체" svg:font-family="굴림체" style:font-family-generic="modern"/>
    <style:font-face style:name="바탕체" svg:font-family="바탕체" style:font-family-generic="roman"/>
    <style:font-face style:name="굴림" svg:font-family="굴림, Gulim" style:font-family-generic="modern" style:font-pitch="variable"/>
    <style:font-face style:name="맑은 고딕" svg:font-family="'맑은 고딕'" style:font-family-generic="modern" style:font-pitch="variable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lr-tb"/>
      <style:text-properties style:use-window-font-color="true" style:font-name="바탕" fo:font-size="12pt" fo:language="en" fo:country="US" style:font-name-asian="바탕1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text-autospace="none" style:writing-mode="lr-tb"/>
      <style:text-properties style:use-window-font-color="true" style:font-name="맑은 고딕" fo:font-size="10pt" fo:language="en" fo:country="US" style:font-name-asian="맑은 고딕" style:font-size-asian="10pt" style:language-asian="ko" style:country-asian="KR" style:font-name-complex="맑은 고딕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기본_20_단락_20_글꼴" style:display-name="기본 단락 글꼴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표5" style:family="table">
      <style:table-properties style:width="17.048cm" fo:margin-left="-0.018cm" table:align="left" style:writing-mode="lr-tb"/>
    </style:style>
    <style:style style:name="표5.A" style:family="table-column">
      <style:table-column-properties style:column-width="2.295cm"/>
    </style:style>
    <style:style style:name="표5.B" style:family="table-column">
      <style:table-column-properties style:column-width="4.9cm"/>
    </style:style>
    <style:style style:name="표5.C" style:family="table-column">
      <style:table-column-properties style:column-width="2.099cm"/>
    </style:style>
    <style:style style:name="표5.D" style:family="table-column">
      <style:table-column-properties style:column-width="2.801cm"/>
    </style:style>
    <style:style style:name="표5.F" style:family="table-column">
      <style:table-column-properties style:column-width="2.854cm"/>
    </style:style>
    <style:style style:name="표5.1" style:family="table-row">
      <style:table-row-properties style:min-row-height="0.766cm" style:keep-together="true" fo:keep-together="auto"/>
    </style:style>
    <style:style style:name="표5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표5.F1" style:family="table-cell">
      <style:table-cell-properties style:vertical-align="middle" fo:padding="0cm" fo:border="0.018cm solid #000000" style:writing-mode="lr-tb"/>
    </style:style>
    <style:style style:name="표5.2" style:family="table-row">
      <style:table-row-properties style:min-row-height="0.891cm" style:keep-together="true" fo:keep-together="auto"/>
    </style:style>
    <style:style style:name="MP1" style:family="paragraph" style:parent-style-name="Standard">
      <style:paragraph-properties style:text-autospace="ideograph-alpha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Times New Roman" fo:language="zxx" fo:country="none" style:font-name-asian="바탕체" style:language-asian="ar" style:country-asian="SA" style:font-name-complex="Times New Roman"/>
    </style:style>
    <style:style style:name="MP2" style:family="paragraph" style:parent-style-name="Standard">
      <style:paragraph-properties fo:text-align="center" style:justify-single-word="false" style:text-autospace="ideograph-alpha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굴림체" fo:font-size="15pt" style:font-name-asian="굴림체" style:font-size-asian="15pt" style:language-asian="ar" style:country-asian="SA" style:font-name-complex="굴림체"/>
    </style:style>
    <style:style style:name="MP3" style:family="paragraph" style:parent-style-name="Standard">
      <style:paragraph-properties fo:text-align="center" style:justify-single-word="false" style:text-autospace="ideograph-alpha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굴림체" fo:font-size="9pt" style:font-name-asian="굴림체" style:font-size-asian="9pt" style:language-asian="ar" style:country-asian="SA" style:font-name-complex="굴림체"/>
    </style:style>
    <style:style style:name="MP4" style:family="paragraph" style:parent-style-name="Standard">
      <style:paragraph-properties fo:text-align="center" style:justify-single-word="false" style:text-autospace="ideograph-alpha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굴림체" fo:font-size="9pt" style:font-name-asian="굴림체" style:font-size-asian="9pt" style:language-asian="ko" style:country-asian="KR" style:font-name-complex="굴림체"/>
    </style:style>
    <style:style style:name="MP5" style:family="paragraph" style:parent-style-name="Standard">
      <style:paragraph-properties style:text-autospace="ideograph-alpha"/>
      <style:text-properties fo:color="#000000" style:font-name="Times New Roman" style:font-name-asian="바탕체" style:font-name-complex="Times New Roman"/>
    </style:style>
    <style:style style:name="MP6" style:family="paragraph" style:parent-style-name="Standard">
      <style:paragraph-properties fo:margin-left="-0.176cm" fo:margin-right="0cm" fo:text-indent="0cm" style:auto-text-indent="false" style:text-autospace="ideograph-alpha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Times New Roman" fo:language="zxx" fo:country="none" style:font-name-asian="바탕체" style:language-asian="ar" style:country-asian="SA" style:font-name-complex="Times New Roman"/>
    </style:style>
    <style:style style:name="MP7" style:family="paragraph" style:parent-style-name="Standard">
      <style:paragraph-properties fo:text-align="center" style:justify-single-word="false" style:text-autospace="ideograph-alpha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굴림체" style:font-name-asian="바탕체" style:font-name-complex="굴림체"/>
    </style:style>
    <style:style style:name="MP8" style:family="paragraph" style:parent-style-name="Standard">
      <style:paragraph-properties style:text-autospace="ideograph-alpha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Times New Roman" fo:font-size="8pt" fo:language="zxx" fo:country="none" style:font-name-asian="바탕체" style:font-size-asian="8pt" style:language-asian="ar" style:country-asian="SA" style:font-name-complex="Times New Roman"/>
    </style:style>
    <style:style style:name="MP9" style:family="paragraph">
      <style:paragraph-properties fo:text-align="center" style:writing-mode="lr-tb"/>
    </style:style>
    <style:style style:name="MP10" style:family="paragraph" style:parent-style-name="Standard">
      <style:paragraph-properties style:text-autospace="ideograph-alpha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Times New Roman" style:font-name-asian="바탕체" style:language-asian="ar" style:country-asian="SA" style:font-name-complex="Times New Roman"/>
    </style:style>
    <style:style style:name="MT1" style:family="text">
      <style:text-properties style:language-asian="ko" style:country-asian="KR"/>
    </style:style>
    <style:style style:name="Mfr1" style:family="graphic" style:parent-style-name="Frame">
      <style:graphic-properties fo:margin-left="0.25cm" fo:margin-right="0.25cm" style:wrap="parallel" style:number-wrapped-paragraphs="no-limit" style:vertical-pos="from-top" style:vertical-rel="paragraph" style:horizontal-pos="center" style:horizontal-rel="paragraph" fo:background-color="#ffffff" style:background-transparency="100%" fo:padding="0.026cm" fo:border="none">
        <style:background-image/>
      </style:graphic-properties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Mgr1" style:family="graphic">
      <style:graphic-properties draw:stroke="solid" svg:stroke-width="0.159cm" svg:stroke-color="#c0c0c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1.501cm" fo:margin-left="2cm" fo:margin-right="2cm" fo:background-color="#ffffff" style:writing-mode="lr-tb" style:layout-grid-color="#c0c0c0" style:layout-grid-lines="41" style:layout-grid-base-height="0.635cm" style:layout-grid-ruby-height="0cm" style:layout-grid-mode="li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337cm" fo:margin-left="0cm" fo:margin-right="0cm" fo:margin-bottom="2.238cm" style:dynamic-spacing="true"/>
      </style:header-style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337cm" fo:margin-bottom="2cm" fo:margin-left="2cm" fo:margin-right="2cm" fo:background-color="#ffffff" style:writing-mode="lr-tb" style:layout-grid-color="#c0c0c0" style:layout-grid-lines="36" style:layout-grid-base-height="0.635cm" style:layout-grid-ruby-height="0cm" style:layout-grid-mode="li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프레임2" text:anchor-type="char" svg:y="0.002cm" svg:width="17.009cm" svg:height="1.67cm" draw:z-index="5"><draw:text-box><table:table table:name="표5" table:style-name="표5"><table:table-column table:style-name="표5.A"/><table:table-column table:style-name="표5.B"/><table:table-column table:style-name="표5.C"/><table:table-column table:style-name="표5.D"/><table:table-column table:style-name="표5.C"/><table:table-column table:style-name="표5.F"/><table:table-row table:style-name="표5.1"><table:table-cell table:style-name="표5.A1" table:number-columns-spanned="2" office:value-type="string"><text:p text:style-name="MP2">데이터코드설계서</text:p></table:table-cell><table:covered-table-cell/><table:table-cell table:style-name="표5.A1" office:value-type="string"><text:p text:style-name="MP3">작성자</text:p></table:table-cell><table:table-cell table:style-name="표5.A1" office:value-type="string"><text:p text:style-name="MP4">안대원</text:p></table:table-cell><table:table-cell table:style-name="표5.A1" office:value-type="string"><text:p text:style-name="MP3">작성일자</text:p></table:table-cell><table:table-cell table:style-name="표5.F1" office:value-type="string"><text:p text:style-name="MP3">201<text:span text:style-name="MT1">8.01.02</text:span></text:p></table:table-cell></table:table-row><table:table-row table:style-name="표5.2"><table:table-cell table:style-name="표5.A1" office:value-type="string"><text:p text:style-name="MP3">시스템명</text:p></table:table-cell><table:table-cell table:style-name="표5.A1" office:value-type="string"><text:p text:style-name="MP3"/></table:table-cell><table:table-cell table:style-name="표5.A1" office:value-type="string"><text:p text:style-name="MP3">문서번호</text:p></table:table-cell><table:table-cell table:style-name="표5.A1" office:value-type="string"><text:p text:style-name="MP3"/></table:table-cell><table:table-cell table:style-name="표5.A1" office:value-type="string"><text:p text:style-name="MP3">버전</text:p></table:table-cell><table:table-cell table:style-name="표5.F1" office:value-type="string"><text:p text:style-name="MP3">1.0</text:p></table:table-cell></table:table-row></table:table><text:p text:style-name="MP5"><text:s/></text:p></draw:text-box></draw:frame></text:p>
      </style:header>
      <style:footer>
        <text:p text:style-name="MP6"><draw:frame draw:style-name="Mfr2" draw:name="프레임1" text:anchor-type="char" svg:x="10.116cm" svg:y="0.002cm" svg:width="1.023cm" svg:height="0.402cm" draw:z-index="3"><draw:text-box><text:p text:style-name="MP7"><text:page-number text:select-page="current">2</text:page-number></text:p></draw:text-box></draw:frame></text:p>
        <text:p text:style-name="MP8"><draw:line text:anchor-type="char" draw:z-index="1" draw:style-name="Mgr1" draw:text-style-name="MP9" svg:x1="-0.035cm" svg:y1="0.272cm" svg:x2="17.11cm" svg:y2="0.272cm"><text:p/></draw:line></text:p>
        <text:p text:style-name="MP10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11T14:44:00</meta:creation-date>
    <dc:date>2018-01-02T11:33:05.63</dc:date>
    <meta:editing-cycles>6</meta:editing-cycles>
    <meta:editing-duration>PT9M33S</meta:editing-duration>
    <meta:generator>OpenOffice/4.1.4$Win32 OpenOffice.org_project/414m5$Build-9788</meta:generator>
    <meta:document-statistic meta:table-count="5" meta:image-count="0" meta:object-count="0" meta:page-count="2" meta:paragraph-count="72" meta:word-count="408" meta:character-count="615"/>
  </office:meta>
</office:document-meta>
</file>